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E94091D4D6995EF6.png" manifest:media-type="image/png"/>
  <manifest:file-entry manifest:full-path="Pictures/10000001000001C4000001BACA038FE9EA75CCA8.png" manifest:media-type="image/png"/>
  <manifest:file-entry manifest:full-path="Pictures/10000001000001C4000001BAC613B8E534440692.png" manifest:media-type="image/png"/>
  <manifest:file-entry manifest:full-path="Pictures/10000001000001C4000001BADA3532389DF77A11.png" manifest:media-type="image/png"/>
  <manifest:file-entry manifest:full-path="Pictures/10000001000001C4000001BADFE63D9A9AE992E5.png" manifest:media-type="image/png"/>
  <manifest:file-entry manifest:full-path="Pictures/10000001000001C4000001BA5AF4EE526BC9A853.png" manifest:media-type="image/png"/>
  <manifest:file-entry manifest:full-path="Pictures/10000001000001C4000001BAD5D9C0CEE5A11C90.png" manifest:media-type="image/png"/>
  <manifest:file-entry manifest:full-path="Pictures/10000001000001C4000001BA05034627C3EA6E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5091in" fo:min-width="2.6453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563in" svg:y="-0.4484in" svg:width="4.7083in" svg:height="4.6047in" draw:z-index="0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1"><draw:image xlink:href="Pictures/10000001000001C4000001BACA038FE9EA75CCA8.png" xlink:type="simple" xlink:show="embed" xlink:actuate="onLoad" draw:mime-type="image/png"/></draw:frame>Windows puTTY setup to interact with SOC_Particle serial port</text:p>
      <text:p text:style-name="P1"><draw:custom-shape text:anchor-type="paragraph" draw:z-index="8" draw:name="Shape 1" draw:style-name="gr1" draw:text-style-name="P3" svg:width="3.7398in" svg:height="0.7189in" svg:x="2.4in" svg:y="1.5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3" text:anchor-type="char" svg:width="4.7083in" svg:height="4.6047in" draw:z-index="2"><draw:image xlink:href="Pictures/10000001000001C4000001BAC613B8E534440692.png" xlink:type="simple" xlink:show="embed" xlink:actuate="onLoad" draw:mime-type="image/png"/></draw:frame><draw:frame draw:style-name="fr1" draw:name="Image4" text:anchor-type="char" svg:x="1.1709in" svg:y="5.0417in" svg:width="4.7083in" svg:height="4.6047in" draw:z-index="3"><draw:image xlink:href="Pictures/10000001000001C4000001BADFE63D9A9AE992E5.png" xlink:type="simple" xlink:show="embed" xlink:actuate="onLoad" draw:mime-type="image/png"/></draw:frame></text:p>
      <text:p text:style-name="P1"><draw:frame draw:style-name="fr2" draw:name="Image5" text:anchor-type="char" svg:width="4.7083in" svg:height="4.6047in" draw:z-index="4"><draw:image xlink:href="Pictures/10000001000001C4000001BAD5D9C0CEE5A11C90.png" xlink:type="simple" xlink:show="embed" xlink:actuate="onLoad" draw:mime-type="image/png"/></draw:frame><draw:frame draw:style-name="fr1" draw:name="Image6" text:anchor-type="char" svg:x="1.1709in" svg:y="5.1354in" svg:width="4.7083in" svg:height="4.6047in" draw:z-index="5"><draw:image xlink:href="Pictures/10000001000001C4000001BA05034627C3EA6E05.png" xlink:type="simple" xlink:show="embed" xlink:actuate="onLoad" draw:mime-type="image/png"/></draw:frame></text:p>
      <text:p text:style-name="P1"><draw:frame draw:style-name="fr2" draw:name="Image7" text:anchor-type="char" svg:width="4.7083in" svg:height="4.6047in" draw:z-index="6"><draw:image xlink:href="Pictures/10000001000001C4000001BA5AF4EE526BC9A853.png" xlink:type="simple" xlink:show="embed" xlink:actuate="onLoad" draw:mime-type="image/png"/></draw:frame><draw:frame draw:style-name="fr1" draw:name="Image8" text:anchor-type="char" svg:x="1.0563in" svg:y="5.4791in" svg:width="4.7083in" svg:height="4.6047in" draw:z-index="7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25:52.101000000</meta:creation-date>
    <dc:date>2023-05-23T04:34:45.017000000</dc:date>
    <meta:editing-duration>PT8M52S</meta:editing-duration>
    <meta:editing-cycles>4</meta:editing-cycles>
    <meta:generator>LibreOffice/7.5.1.2$Windows_X86_64 LibreOffice_project/fcbaee479e84c6cd81291587d2ee68cba099e129</meta:generator>
    <meta:document-statistic meta:table-count="0" meta:image-count="8" meta:object-count="0" meta:page-count="4" meta:paragraph-count="1" meta:word-count="9" meta:character-count="61" meta:non-whitespace-character-count="53"/>
  </office:meta>
</office:document-meta>
</file>